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17ed"/>
    </style:style>
    <style:style style:name="P2" style:family="paragraph" style:parent-style-name="Standard">
      <style:text-properties officeooo:rsid="0021f115" officeooo:paragraph-rsid="001917ed"/>
    </style:style>
    <style:style style:name="T1" style:family="text">
      <style:text-properties officeooo:rsid="001590d9"/>
    </style:style>
    <style:style style:name="T2" style:family="text">
      <style:text-properties officeooo:rsid="0016064a"/>
    </style:style>
    <style:style style:name="T3" style:family="text">
      <style:text-properties officeooo:rsid="001917ed"/>
    </style:style>
    <style:style style:name="T4" style:family="text">
      <style:text-properties officeooo:rsid="001a8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utomated social media moderation systems trained on historically biased reporting data inevitably perpetuate and amplify platform discrimination against certain topics and user groups.</text:p>
      <text:p text:style-name="Standard"/>
      <text:p text:style-name="P1">Social media usage has risen rapidly since its inception, with over 2 billion monthly active users in 2019 [1]. <text:span text:style-name="T1">To ensure these platforms comply with public safety, internal </text:span><text:span text:style-name="T2">automated </text:span><text:span text:style-name="T1">moderation tools have been deployed to maintain a minimum standard of quality</text:span><text:span text:style-name="T2">, classifying </text:span><text:span text:style-name="T3">posts using machine learning techniques trained on a "continuously refreshed pool"[2] of flagged posts. [3]</text:span><text:span text:style-name="T4"> in one case to identify hate speech. Artificial intelligence is increasingly appearing in this space [4], although public perception and trust in this technology varies across the political spectrum and familiarity. [5]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2:06:15.131115049</meta:creation-date>
    <dc:date>2026-04-18T16:32:59.131961582</dc:date>
    <meta:editing-duration>PT55M41S</meta:editing-duration>
    <meta:editing-cycles>3</meta:editing-cycles>
    <meta:generator>LibreOffice/25.8.6.2$Linux_X86_64 LibreOffice_project/580$Build-2</meta:generator>
    <meta:document-statistic meta:table-count="0" meta:image-count="0" meta:object-count="0" meta:page-count="1" meta:paragraph-count="2" meta:word-count="112" meta:character-count="788" meta:non-whitespace-character-count="678"/>
  </office:meta>
</office:document-meta>
</file>